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094d43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094d4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94d43" officeooo:paragraph-rsid="00094d43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Arial" fo:font-weight="normal" officeooo:rsid="002270ae" officeooo:paragraph-rsid="00094d43" style:font-weight-asian="normal" style:font-weight-complex="normal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 fo:font-weight="normal" officeooo:rsid="000a9404" officeooo:paragraph-rsid="000a9404" style:font-weight-asian="normal" style:font-weight-complex="normal"/>
    </style:style>
    <style:style style:name="P6" style:family="paragraph" style:parent-style-name="Text_20_body" style:list-style-name="L2">
      <style:paragraph-properties fo:line-height="100%" fo:text-align="justify" style:justify-single-word="false"/>
      <style:text-properties style:font-name="Arial" fo:font-weight="normal" officeooo:rsid="000a9404" officeooo:paragraph-rsid="000a9404" style:font-weight-asian="normal" style:font-weight-complex="normal"/>
    </style:style>
    <style:style style:name="P7" style:family="paragraph" style:parent-style-name="Text_20_body" style:list-style-name="L2">
      <style:paragraph-properties fo:line-height="100%" fo:text-align="justify" style:justify-single-word="false"/>
      <style:text-properties style:font-name="Arial" fo:font-weight="normal" officeooo:rsid="000afc67" officeooo:paragraph-rsid="000afc67" style:font-weight-asian="normal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officeooo:paragraph-rsid="00094d43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094d43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094d43" style:font-weight-asian="bold" style:font-weight-complex="bold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fo:font-weight="bold" officeooo:rsid="000a9404" officeooo:paragraph-rsid="000a9404" style:font-weight-asian="bold" style:font-weight-complex="bold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Arial" officeooo:rsid="0009a2c8" officeooo:paragraph-rsid="0009a2c8"/>
    </style:style>
    <style:style style:name="P13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094d43" style:font-weight-asian="bold" style:font-weight-complex="bold"/>
    </style:style>
    <style:style style:name="P14" style:family="paragraph" style:parent-style-name="Text_20_body">
      <style:paragraph-properties fo:line-height="100%" fo:text-align="justify" style:justify-single-word="false"/>
      <style:text-properties fo:font-weight="bold" officeooo:rsid="000bf38a" officeooo:paragraph-rsid="000bf3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officeooo:rsid="0009a2c8"/>
    </style:style>
    <style:style style:name="T6" style:family="text">
      <style:text-properties officeooo:rsid="000a9404"/>
    </style:style>
    <style:style style:name="T7" style:family="text">
      <style:text-properties officeooo:rsid="000afc67"/>
    </style:style>
    <style:style style:name="T8" style:family="text">
      <style:text-properties officeooo:rsid="000bf3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text:span text:style-name="T5">Gledanje aranžmana na sajtu</text:span></text:p>
      <text:p text:style-name="P1"/>
      <text:p text:style-name="P1"/>
      <text:p text:style-name="P2"/>
      <text:p text:style-name="P8"><text:span text:style-name="T1">1)Kratak opis</text:span>:</text:p>
      <text:p text:style-name="P12">Gledanje aranžmana na sajtu je slučaj upotrebe kojim se formalizije način na koji se klijent informiše o aranžmanima koji su u ponudi turističke agencije. Klijent odlazi na sajt turističke agencije, bira odredjenu lokaciju ili ra<text:span text:style-name="T6">z</text:span>gleda najpopular<text:span text:style-name="T6">nije ponude turističke agencije.</text:span></text:p>
      <text:p text:style-name="P9">2)Učesnici<text:span text:style-name="T2">:</text:span></text:p>
      <text:p text:style-name="P11"><text:span text:style-name="T2">Klijent.</text:span></text:p>
      <text:p text:style-name="P9">3)Preduslov<text:span text:style-name="T2">:</text:span></text:p>
      <text:p text:style-name="P5">Nema.<text:tab/></text:p>
      <text:p text:style-name="P9">4)Postuslovi<text:span text:style-name="T2">:</text:span></text:p>
      <text:p text:style-name="P5">Nema.<text:tab/></text:p>
      <text:p text:style-name="P10">5)Osnovni tok<text:span text:style-name="T2">:</text:span></text:p>
      <text:list xml:id="list6985735278622157064" text:style-name="L2">
        <text:list-item>
          <text:p text:style-name="P6">Klijent odlazi na sajt turističke agencije.</text:p>
        </text:list-item>
        <text:list-item>
          <text:p text:style-name="P6">Klijent <text:span text:style-name="T7">bira jedan od aranžmana koji se nalaze na sajtu turističke agencije.</text:span></text:p>
        </text:list-item>
        <text:list-item>
          <text:p text:style-name="P7">Odabirom aranžmana<text:span text:style-name="T8">, </text:span>sistem ispisuje detaljne informacije o aranžmanu, vremenski period u kome je organizovan, smeštaj, cena, prevoz.</text:p>
        </text:list-item>
      </text:list>
      <text:p text:style-name="P13"><text:span text:style-name="T3">6)Alternativni tokovi</text:span><text:span text:style-name="T4">:</text:span></text:p>
      <text:p text:style-name="P14"><text:span text:style-name="T4"><text:tab/>3. Ukoliko korisnik zeli da nastavi sa razgledanjem aranzmana slučaj upotrebe se nastavlja na koraku dva, inače se prekida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9:46:21.880482621</meta:creation-date>
    <dc:date>2017-11-26T20:40:13.097894231</dc:date>
    <meta:editing-duration>PT16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13" meta:character-count="795" meta:non-whitespace-character-count="697"/>
  </office:meta>
</office:document-meta>
</file>